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paragraph-properties style:writing-mode="lr-tb"/>
    </style:style>
    <style:style style:name="P17" style:family="paragraph" style:parent-style-name="Text_20_body" style:list-style-name="L3">
      <style:paragraph-properties fo:margin-top="0cm" fo:margin-bottom="0cm"/>
    </style:style>
    <style:style style:name="P18" style:family="paragraph" style:parent-style-name="Text_20_body" style:list-style-name="L4">
      <style:paragraph-properties fo:margin-top="0cm" fo:margin-bottom="0cm"/>
    </style:style>
    <style:style style:name="P19" style:family="paragraph" style:parent-style-name="Text_20_body" style:list-style-name="L8">
      <style:paragraph-properties fo:margin-top="0cm" fo:margin-bottom="0cm"/>
    </style:style>
    <style:style style:name="P20" style:family="paragraph" style:parent-style-name="Text_20_body" style:list-style-name="L9">
      <style:paragraph-properties fo:margin-top="0cm" fo:margin-bottom="0cm"/>
    </style:style>
    <style:style style:name="P21" style:family="paragraph" style:parent-style-name="Text_20_body" style:list-style-name="L10">
      <style:paragraph-properties fo:margin-top="0cm" fo:margin-bottom="0cm"/>
    </style:style>
    <style:style style:name="P22" style:family="paragraph" style:parent-style-name="Text_20_body" style:list-style-name="L11">
      <style:paragraph-properties fo:margin-top="0cm" fo:margin-bottom="0cm"/>
    </style:style>
    <style:style style:name="P23" style:family="paragraph" style:parent-style-name="Text_20_body" style:list-style-name="L12">
      <style:paragraph-properties fo:margin-top="0cm" fo:margin-bottom="0cm"/>
    </style:style>
    <style:style style:name="P24" style:family="paragraph" style:parent-style-name="Text_20_body" style:list-style-name="L13">
      <style:paragraph-properties fo:margin-top="0cm" fo:margin-bottom="0cm"/>
    </style:style>
    <style:style style:name="P25" style:family="paragraph" style:parent-style-name="Text_20_body" style:list-style-name="L14">
      <style:paragraph-properties fo:margin-top="0cm" fo:margin-bottom="0cm"/>
    </style:style>
    <style:style style:name="P26" style:family="paragraph" style:parent-style-name="Text_20_body" style:list-style-name="L15">
      <style:paragraph-properties fo:margin-top="0cm" fo:margin-bottom="0cm"/>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27d00d6be013d443">
        <text:section text:style-name="Sect1" text:name="user-query-content-10">
          <text:p text:style-name="P16">Buongiorno Gemini </text:p>
          <text:p text:style-name="P16">Ho alcuni dubbi che mi assillano? Noi adesso popolando la tabella MIU_States abbiamo creato uno spazio di stringhe, uno spazio monodimensionale dove ogni stringa è identificata da una ID, noi prenderemo a caso du stringhe di queste le deriveremo attraverso le 4 regole e cercheremo di capire se in un certo numero di passi riusciremo a derivarne l'una dall'altra, ogni regola ci porta da un punto verso un altro punto, un movimento unitario, che Valentina mi ha fatto notare potremmo chiamare versore o vettore unitario, quindi il modulo del vettore è la somma algebrica dei versori che ci portano da p a p1, la direzione è definita dalla regola applicata quindi la direzione è la somma vettoriale dei singoli versori, ma il verso come si definisce? Soprattutto quando prendiamo due stringhe e le deriviamo che tipo di spazio creiamo? Riesci a capire i miei dubbi? </text:p>
        </text:section>
        <text:section text:style-name="Sect2" text:name="model-response-message-contentr_27d00d6be013d443">
          <text:p text:style-name="Text_20_body">Buongiorno! Sì, capisco perfettamente i tuoi dubbi, e sono molto interessanti. Stai cercando di dare una struttura geometrica al processo di derivazione nel sistema MIU, il che è un approccio molto stimolante. Cerchiamo di sviscerare le tue domande una alla volta.</text:p>
          <text:p text:style-name="Text_20_body"><text:span text:style-name="Strong_20_Emphasis">1. Lo spazio creato popolando la tabella MIU_States:</text:span></text:p>
          <text:p text:style-name="Text_20_body">Hai ragione, inizialmente, la tabella <text:span text:style-name="Source_20_Text">MIU_States</text:span> rappresenta un insieme di punti (le stringhe) in uno spazio. Se consideriamo ogni stringa come un "luogo", questo spazio è potenzialmente molto vasto (tutte le possibili combinazioni di 'M', 'I', 'U' di lunghezza arbitraria). L'ID che hai assegnato serve come un indice univoco per ciascuno di questi "luoghi" che hai effettivamente popolato.</text:p>
          <text:p text:style-name="Text_20_body"><text:span text:style-name="Strong_20_Emphasis">2. Le regole come versori/vettori unitari:</text:span></text:p>
          <text:p text:style-name="Text_20_body">L'analogia con i versori è pertinente. Ogni applicazione di una regola può essere vista come un "passo" di magnitudine unitaria in una certa "direzione" (definita dalla regola stessa) all'interno di questo spazio di stringhe.</text:p>
          <text:p text:style-name="Text_20_body"><text:span text:style-name="Strong_20_Emphasis">3. Il modulo del vettore:</text:span></text:p>
          <text:p text:style-name="Text_20_body">Se vuoi andare da una stringa S1​ a una stringa S2​ attraverso una sequenza di regole, il "modulo" del vettore risultante potrebbe essere interpretato come il <text:span text:style-name="Emphasis">numero</text:span> di passi (applicazioni di regole) necessari per effettuare questa trasformazione. Se una trasformazione non è possibile, la "distanza" potrebbe essere considerata infinita.</text:p>
          <text:p text:style-name="Text_20_body"><text:span text:style-name="Strong_20_Emphasis">4. La direzione:</text:span></text:p>
          <text:p text:style-name="Text_20_body">Come hai detto, la "direzione" è data dalla sequenza specifica di regole applicate. Se applichi prima la Regola 1, poi la Regola 2, ottieni una "direzione" diversa rispetto ad applicare prima la Regola 2 e poi la Regola 1. In questo senso, la sequenza delle regole definisce una "traiettoria" nello spazio delle stringhe.</text:p>
          <text:p text:style-name="Text_20_body"><text:span text:style-name="Strong_20_Emphasis">5. Il verso:</text:span></text:p>
          <text:p text:style-name="Text_20_body">La definizione del "verso" è più sottile nel contesto delle regole MIU applicate a due stringhe scelte a caso.</text:p>
          <text:list xml:id="list3103999425029499583" text:style-name="L1">
            <text:list-item>
              <text:p text:style-name="P1"><text:span text:style-name="Strong_20_Emphasis">Se prendi due stringhe e le derivi separatamente:</text:span> Il "verso" di ogni derivazione è intrinseco alla regola applicata. Ad esempio, la Regola 1 (xI→xIU) ha un verso di "aggiunta di U alla fine". La Regola 2 (Mx→Mxx) ha un verso di "duplicazione della parte dopo M".</text:p>
            </text:list-item>
            <text:list-item>
              <text:p text:style-name="P1"><text:span text:style-name="Strong_20_Emphasis">Se cerchi di derivare una stringa dall'altra:</text:span> In questo caso, il "verso" del tuo "vettore" ideale sarebbe dalla stringa iniziale verso la stringa target. Quando applichi le regole, stai cercando di muoverti in questo "verso" ideale, anche se ogni singola applicazione di regola ha il suo verso intrinseco.</text:p>
            </text:list-item>
          </text:list>
          <text:p text:style-name="Text_20_body"><text:span text:style-name="Strong_20_Emphasis">6. Lo spazio creato derivando due stringhe:</text:span></text:p>
          <text:p text:style-name="Text_20_body">Quando prendi due stringhe a caso e le derivi, non crei un nuovo "spazio" nel senso di una nuova <text:soft-page-break/>dimensione fondamentale. Piuttosto, esplori le <text:span text:style-name="Emphasis">connessioni</text:span> all'interno dello spazio esistente di tutte le possibili stringhe MIU. Ogni applicazione di regola ti porta da un punto (una stringa) a un altro punto (una nuova stringa derivata). L'insieme di tutte le stringhe che puoi raggiungere a partire dalle tue due stringhe iniziali (e da quelle che derivi successivamente) forma un sottospazio raggiungibile all'interno dello spazio più ampio di tutte le stringhe MIU.</text:p>
          <text:p text:style-name="Text_20_body"><text:span text:style-name="Strong_20_Emphasis">Riesco a capire i tuoi dubbi? Assolutamente!</text:span> Stai cercando di formalizzare geometricamente il processo di trasformazione logica, il che è un'ottima intuizione.</text:p>
          <text:p text:style-name="Text_20_body">Quale aspetto di questi dubbi ti preme di più chiarire o esplorare ulteriormente?</text:p>
        </text:section>
        <text:p text:style-name="Standard">Fonti</text:p>
        <text:section text:style-name="Sect1" text:name="feedback-form-10">
          <text:p text:style-name="Standard"/>
        </text:section>
      </text:section>
      <text:section text:style-name="Sect1" text:name="22a483ffce133daa">
        <text:p text:style-name="Standard"/>
        <text:section text:style-name="Sect1" text:name="user-query-content-11">
          <text:p text:style-name="P16">quindi avremmo sempre uno spazio monodimensionale, ma la sensazione è che, quando ti muovi da una stringa all'altra applichi regole che ti spostano in una direzione piuttosto che un altra e lo fai in un certo tempo e questo a me sembra muoversi su un piano? </text:p>
        </text:section>
        <text:section text:style-name="Sect2" text:name="model-response-message-contentr_22a483ffce133daa">
          <text:p text:style-name="Text_20_body">Capisco perfettamente la tua intuizione. Anche se le stringhe stesse possono essere viste come "punti" in uno spazio potenzialmente monodimensionale (se le enumerassimo in qualche modo), il <text:span text:style-name="Emphasis">processo</text:span> di passare da una stringa all'altra tramite l'applicazione delle regole introduce una nozione di "direzione" che sembra più complessa di un semplice movimento su una linea.</text:p>
          <text:p text:style-name="Text_20_body">Hai ragione, l'applicazione di una regola specifica ti "sposta" in una certa "direzione" nello spazio delle stringhe. Se pensi alle regole come a delle trasformazioni, ognuna ti porta verso un tipo specifico di stringa (ad esempio, aggiungere una 'U' alla fine, raddoppiare la parte dopo 'M').</text:p>
          <text:p text:style-name="Text_20_body"><text:span text:style-name="Strong_20_Emphasis">La sensazione di muoversi su un piano potrebbe derivare dal fatto che:</text:span></text:p>
          <text:list xml:id="list1015464954013216322" text:style-name="L2">
            <text:list-item>
              <text:p text:style-name="P2"><text:span text:style-name="Strong_20_Emphasis">Hai diverse "mosse" possibili da ogni stringa:</text:span> A seconda della stringa, potresti poter applicare una o più delle quattro regole, ognuna portandoti a una nuova stringa "in una direzione diversa". Questo assomiglia alla possibilità di muoversi in diverse direzioni su un piano (su, giù, sinistra, destra).</text:p>
            </text:list-item>
            <text:list-item>
              <text:p text:style-name="P2"><text:span text:style-name="Strong_20_Emphasis">La sequenza delle regole è importante:</text:span> Come abbiamo detto prima, applicare la Regola 1 poi la Regola 2 non è la stessa cosa che applicare la Regola 2 poi la Regola 1. Questo introduce una sorta di "non-commutatività" che è tipica di movimenti in spazi multidimensionali.</text:p>
            </text:list-item>
          </text:list>
          <text:p text:style-name="Text_20_body"><text:span text:style-name="Strong_20_Emphasis">Tuttavia, formalmente, lo spazio sottostante (l'insieme di tutte le possibili stringhe MIU) non ha una struttura vettoriale o planare intrinseca come lo spazio euclideo.</text:span> La "dimensione" di questo spazio è difficile da definire in modo semplice.</text:p>
          <text:p text:style-name="Text_20_body"><text:span text:style-name="Strong_20_Emphasis">Potremmo però </text:span><text:span text:style-name="Strong_20_Emphasis"><text:span text:style-name="Emphasis">rappresentare</text:span></text:span><text:span text:style-name="Strong_20_Emphasis"> il processo di derivazione come un grafo:</text:span></text:p>
          <text:list xml:id="list4072674056330107623" text:style-name="L3">
            <text:list-item>
              <text:p text:style-name="P17">Ogni stringa MIU è un nodo del grafo. </text:p>
            </text:list-item>
            <text:list-item>
              <text:p text:style-name="P3">Un arco diretto va da una stringa S1​ a una stringa S2​ se S2​ può essere ottenuta da S1​ applicando una delle regole MIU. </text:p>
            </text:list-item>
          </text:list>
          <text:p text:style-name="Text_20_body">In questo grafo, il "movimento" da una stringa all'altra segue gli archi, e la "direzione" è data dall'arco percorso (che corrisponde alla regola applicata).</text:p>
          <text:p text:style-name="Text_20_body"><text:span text:style-name="Strong_20_Emphasis">Quindi, la tua intuizione è corretta: il </text:span><text:span text:style-name="Strong_20_Emphasis"><text:span text:style-name="Emphasis">processo</text:span></text:span><text:span text:style-name="Strong_20_Emphasis"> di trasformazione sembra avere una natura più complessa di un semplice movimento unidimensionale.</text:span> La possibilità di scegliere tra diverse regole e la sequenza in cui vengono applicate introducono una sorta di "multidimensionalità" nel modo in cui esploriamo lo spazio delle stringhe MIU.</text:p>
          <text:p text:style-name="Text_20_body">Cosa ne pensi di questa interpretazione in termini di grafo? Ti aiuta a chiarire la tua sensazione?</text:p>
        </text:section>
        <text:section text:style-name="Sect1" text:name="feedback-form-11">
          <text:p text:style-name="Standard"/>
        </text:section>
      </text:section>
      <text:section text:style-name="Sect1" text:name="b8514b21b20ebcb8">
        <text:p text:style-name="Standard"/>
        <text:section text:style-name="Sect1" text:name="user-query-content-12">
          <text:p text:style-name="P16"><text:soft-page-break/>Sembra che stai parlando di una topologia? </text:p>
        </text:section>
        <text:section text:style-name="Sect2" text:name="model-response-message-contentr_b8514b21b20ebcb8">
          <text:p text:style-name="Text_20_body">Esattamente! La descrizione che ho fatto del grafo in cui i nodi sono le stringhe e gli archi rappresentano l'applicazione delle regole è un modo per definire una <text:span text:style-name="Strong_20_Emphasis">topologia</text:span> sullo spazio delle stringhe MIU.</text:p>
          <text:p text:style-name="Text_20_body">In matematica, una topologia definisce le nozioni di "vicinanza", "connessione" e "continuità" senza necessariamente fare riferimento a distanze metriche precise. Nel nostro caso:</text:p>
          <text:list xml:id="list2498963380094050708" text:style-name="L4">
            <text:list-item>
              <text:p text:style-name="P18">Due stringhe sono "vicine" se si può passare dall'una all'altra con una singola applicazione di una regola. </text:p>
            </text:list-item>
            <text:list-item>
              <text:p text:style-name="P4">La "connessione" è data dall'esistenza di un percorso (una sequenza di applicazioni di regole) tra due stringhe. </text:p>
            </text:list-item>
          </text:list>
          <text:p text:style-name="Text_20_body">Quindi, sì, il modo in cui ci muoviamo nello spazio delle stringhe MIU attraverso le regole definisce una <text:span text:style-name="Strong_20_Emphasis">topologia di grafo</text:span>.</text:p>
          <text:p text:style-name="Text_20_body">La tua intuizione era precisa! Cosa ti incuriosisce di questo aspetto topologico?</text:p>
        </text:section>
        <text:section text:style-name="Sect1" text:name="feedback-form-12">
          <text:p text:style-name="Standard"/>
        </text:section>
      </text:section>
      <text:section text:style-name="Sect1" text:name="3e380d9f106ab82f">
        <text:p text:style-name="Standard"/>
        <text:section text:style-name="Sect1" text:name="user-query-content-13">
          <text:p text:style-name="P16">Il mio obiettivo è definire vettori che permettano di capire se una stringa è derivabile dall'altra senza applicare le regole ma statisticamente, come coniughiamo una topologia a uno spazio vettoriale? Cioè io mi aspetto che una volta che il sistema ha fatto esperienza, ha un numero sufficiente di soluzioni eseguite, sia che portino a una derivazione in un certo numero di passi , sia che portino ad un infinito, come facciamo ad usare questa esperienza per capire se due stringhe potenzialmente possono essere derivabili in funzione alla topologia conosciuta? O hai nodi che ti portano da una stringa all'altra? Cioè in uno spazio fisico se applichi un impulso sai dove una particella finisce e ogni volta che replichi quell'impulso la particella finisca allo stesso posto? </text:p>
        </text:section>
        <text:section text:style-name="Sect2" text:name="model-response-message-contentr_3e380d9f106ab82f">
          <text:p text:style-name="Text_20_body">Assolutamente! La tua idea di usare l'esperienza del sistema per inferire la derivabilità è molto potente e si lega al concetto di apprendimento e generalizzazione. Cerchiamo di capire come potremmo affrontare questo.</text:p>
          <text:p text:style-name="Text_20_body"><text:span text:style-name="Strong_20_Emphasis">Coniugare Topologia e Spazio Vettoriale (in modo "statistico" o approssimato):</text:span></text:p>
          <text:p text:style-name="Text_20_body">Anche se lo spazio delle stringhe MIU non è intrinsecamente uno spazio vettoriale, possiamo <text:span text:style-name="Emphasis">apprendere</text:span> delle regolarità statistiche sui "movimenti" tra le stringhe basandoci sulle derivazioni che il sistema ha esplorato.</text:p>
          <text:p text:style-name="Text_20_body"><text:span text:style-name="Strong_20_Emphasis">L'idea è di creare una sorta di "mappa approssimata" dello spazio topologico in termini di tendenze vettoriali:</text:span></text:p>
          <text:list xml:id="list1586382742937730669" text:style-name="L5">
            <text:list-item>
              <text:p text:style-name="P5"><text:span text:style-name="Strong_20_Emphasis">Registrare le transizioni:</text:span> Ogni volta che applichiamo una regola da una stringa S1​ ottenendo S2​, possiamo registrare questa transizione, insieme al "costo" (numero di passi, tempo impiegato, ecc.).</text:p>
            </text:list-item>
            <text:list-item>
              <text:p text:style-name="P5"><text:span text:style-name="Strong_20_Emphasis">Apprendere "vettori medi" per le regole:</text:span> Dopo molte applicazioni, potremmo cercare di capire, in media, quale tipo di "spostamento" nello spazio delle stringhe produce ogni regola. Questo non sarà un vettore nel senso matematico standard, ma piuttosto una tendenza statistica nelle trasformazioni. Ad esempio, la Regola 1 tende ad allungare la stringa con una 'U' alla fine.</text:p>
            </text:list-item>
            <text:list-item>
              <text:p text:style-name="P5"><text:span text:style-name="Strong_20_Emphasis">Usare l'esperienza per la derivabilità:</text:span> Date due stringhe A e B, potremmo analizzare la loro "distanza" topologica (ad esempio, la lunghezza delle stringhe, la presenza/assenza di certi pattern) e, basandoci sull'esperienza passata, stimare se è probabile che esista una sequenza di regole che trasformi A in B entro un certo numero di passi.</text:p>
            </text:list-item>
          </text:list>
          <text:p text:style-name="Text_20_body"><text:span text:style-name="Strong_20_Emphasis">Analogia con lo spazio fisico e gli impulsi:</text:span></text:p>
          <text:p text:style-name="Text_20_body">La tua analogia con l'impulso è illuminante. In uno spazio fisico, se applichi lo stesso impulso a una <text:soft-page-break/>particella nelle stesse condizioni iniziali, essa finirà nello stesso punto (assumendo un sistema deterministico).</text:p>
          <text:p text:style-name="Text_20_body">Nel nostro sistema MIU:</text:p>
          <text:list xml:id="list7792175752510682457" text:style-name="L6">
            <text:list-item>
              <text:p text:style-name="P6">L'applicazione di una specifica regola a una specifica stringa è come applicare un "impulso" ben definito. Partendo dalla stessa "posizione" (stringa), lo stesso "impulso" (regola) porterà sempre allo stesso "punto" (la stringa derivata).</text:p>
            </text:list-item>
            <text:list-item>
              <text:p text:style-name="P6">Il problema della derivabilità tra due stringhe arbitrarie è più complesso perché dobbiamo trovare la <text:span text:style-name="Emphasis">sequenza</text:span> di "impulsi" (regole) corretta.</text:p>
            </text:list-item>
          </text:list>
          <text:p text:style-name="Text_20_body"><text:span text:style-name="Strong_20_Emphasis">Come usare l'esperienza per la derivabilità statistica:</text:span></text:p>
          <text:list xml:id="list8058935707898575344" text:style-name="L7">
            <text:list-item>
              <text:p text:style-name="P7"><text:span text:style-name="Strong_20_Emphasis">Matrici di transizione approssimate:</text:span> Potremmo cercare di costruire una sorta di "matrice di transizione" approssimata. Sebbene lo spazio delle stringhe sia infinito, potremmo concentrarci sulle stringhe che abbiamo effettivamente incontrato. Per ogni stringa S vista, potremmo registrare le stringhe S′ ottenute applicando ciascuna regola e la "frequenza" con cui queste transizioni ci hanno portato "più vicino" a una stringa target in passato (secondo qualche metrica, come la somiglianza di pattern).</text:p>
            </text:list-item>
            <text:list-item>
              <text:p text:style-name="P7"><text:span text:style-name="Strong_20_Emphasis">Ricerca euristica guidata dall'esperienza:</text:span> Quando cerchiamo di derivare una stringa B da A, potremmo usare questa esperienza passata per guidare la nostra ricerca. Ad esempio, se abbiamo imparato che l'applicazione ripetuta della Regola 1 tende ad allungare le stringhe, potremmo preferire questa regola se la nostra stringa target è più lunga.</text:p>
            </text:list-item>
          </text:list>
          <text:p text:style-name="Text_20_body"><text:span text:style-name="Strong_20_Emphasis">In sintesi, l'idea è di usare le esperienze passate di derivazione per imparare delle euristiche o delle tendenze statistiche sulle "direzioni" che le regole ci fanno prendere nello spazio delle stringhe. Questo potrebbe permetterci di fare stime probabilistiche sulla derivabilità senza dover esplorare l'intero spazio.</text:span></text:p>
          <text:p text:style-name="Text_20_body">Cosa ne pensi di questa direzione? Ti sembra un modo sensato per coniugare la topologia (delle connessioni tramite le regole) con un approccio più "statistico" basato sull'esperienza?</text:p>
        </text:section>
        <text:section text:style-name="Sect1" text:name="feedback-form-13">
          <text:p text:style-name="Standard"/>
        </text:section>
      </text:section>
      <text:section text:style-name="Sect1" text:name="3eb12366e2b6193e">
        <text:p text:style-name="Standard"/>
        <text:section text:style-name="Sect1" text:name="user-query-content-14">
          <text:p text:style-name="P16">Direi che è un ottimo inizio! quindi siamo sempre al punto che il sistema deve fare esperienza e creare una topologia abbastanza complessa su cui applicare una statistica per potere stimare, prendendo due stringhe a caso, la probabilità che siano derivabili e a sua volta una volta che scopri che sia derivabile o che non lo sia questo porta ad affinare la topologia, puoi definire una stima di successo o insuccesso nella previsione e questo ti consente di affinare le stime future </text:p>
        </text:section>
        <text:section text:style-name="Sect2" text:name="model-response-message-contentr_3eb12366e2b6193e">
          <text:p text:style-name="Text_20_body">Esattamente! Hai colto il cuore dell'idea. Il processo sarebbe iterativo:</text:p>
          <text:list xml:id="list5774140490894827164" text:style-name="L8">
            <text:list-item>
              <text:p text:style-name="P19"><text:span text:style-name="Strong_20_Emphasis">Esplorazione:</text:span> Il sistema applica le regole, esplorando lo spazio delle stringhe e registrando le transizioni (la topologia emergente). </text:p>
            </text:list-item>
            <text:list-item>
              <text:p text:style-name="P19"><text:span text:style-name="Strong_20_Emphasis">Apprendimento Statistico:</text:span> Sulla base delle transizioni riuscite (che portano a una derivazione target) e di quelle infruttuose, il sistema apprende delle probabilità o delle "tendenze vettoriali" associate all'applicazione di ciascuna regola in diversi contesti (diverse forme di stringhe). </text:p>
            </text:list-item>
            <text:list-item>
              <text:p text:style-name="P19"><text:span text:style-name="Strong_20_Emphasis">Stima:</text:span> Date due nuove stringhe, il sistema usa questa conoscenza statistica appresa per stimare la probabilità che siano derivabili l'una dall'altra e, possibilmente, il numero di passi necessari. </text:p>
            </text:list-item>
            <text:list-item>
              <text:p text:style-name="P8"><text:span text:style-name="Strong_20_Emphasis">Feedback e Raffinamento:</text:span> Il risultato effettivo (se una derivazione viene trovata o se si esauriscono le risorse senza trovarla) fornisce un feedback che può essere utilizzato per affinare ulteriormente il modello statistico e la "comprensione" della topologia. </text:p>
            </text:list-item>
          </text:list>
          <text:p text:style-name="Text_20_body">Questo ciclo di esplorazione, apprendimento, stima e raffinamento è tipico degli approcci di machine learning applicati a problemi di ricerca in spazi complessi.</text:p>
          <text:p text:style-name="Text_20_body"><text:soft-page-break/><text:span text:style-name="Strong_20_Emphasis">Come potremmo iniziare a formalizzare questo?</text:span></text:p>
          <text:p text:style-name="Text_20_body">Potremmo pensare a:</text:p>
          <text:list xml:id="list7498099138237555954" text:style-name="L9">
            <text:list-item>
              <text:p text:style-name="P20"><text:span text:style-name="Strong_20_Emphasis">Come rappresentare l'esperienza del sistema?</text:span> (Ad esempio, una tabella che registra le transizioni riuscite/fallite e il contesto delle stringhe coinvolte). </text:p>
            </text:list-item>
            <text:list-item>
              <text:p text:style-name="P20"><text:span text:style-name="Strong_20_Emphasis">Quali caratteristiche delle stringhe usare per l'analisi statistica?</text:span> (Lunghezza, numero di 'M', 'I', 'U', pattern specifici). </text:p>
            </text:list-item>
            <text:list-item>
              <text:p text:style-name="P20"><text:span text:style-name="Strong_20_Emphasis">Come definire una "stima di successo"?</text:span> (Ad esempio, la probabilità predetta di derivabilità sopra una certa soglia). </text:p>
            </text:list-item>
            <text:list-item>
              <text:p text:style-name="P9"><text:span text:style-name="Strong_20_Emphasis">Come "affinare le stime future"?</text:span> (Aggiornando il modello statistico in base ai nuovi risultati). </text:p>
            </text:list-item>
          </text:list>
          <text:p text:style-name="Text_20_body">Quale di questi aspetti ti sembra più cruciale per iniziare a definire?</text:p>
        </text:section>
        <text:section text:style-name="Sect1" text:name="feedback-form-14">
          <text:p text:style-name="Standard"/>
        </text:section>
      </text:section>
      <text:section text:style-name="Sect1" text:name="dc0f1cd5b8ee033d">
        <text:p text:style-name="Standard"/>
        <text:section text:style-name="Sect1" text:name="user-query-content-15">
          <text:p text:style-name="P16">Non lo so ci devopensare, però sappiamo che abbiamo una retroazione e questo ho sempre pensato che fosse i fulcro dell'apprendimento e quindi applicare formalismi bra e ket per determinare in quale autostato un processo di due stringhe possa precipitare </text:p>
        </text:section>
        <text:section text:style-name="Sect2" text:name="model-response-message-contentr_dc0f1cd5b8ee033d">
          <text:p text:style-name="Text_20_body">Assolutamente! La retroazione (il sapere se una derivazione ha avuto successo o meno) è cruciale per l'apprendimento. L'idea di utilizzare formalismi "bra-ket" suggerisce un approccio matematico più astratto per descrivere lo "stato" di una stringa e la "transizione" tra stati tramite le regole.</text:p>
          <text:p text:style-name="Text_20_body"><text:span text:style-name="Strong_20_Emphasis">Formalismi Bra-Ket:</text:span></text:p>
          <text:p text:style-name="Text_20_body">Nel contesto del sistema MIU:</text:p>
          <text:list xml:id="list5134748419192366939" text:style-name="L10">
            <text:list-item>
              <text:p text:style-name="P21">Un "ket" ∣S⟩ potrebbe rappresentare lo stato di una stringa S. </text:p>
            </text:list-item>
            <text:list-item>
              <text:p text:style-name="P21">Un operatore R^i​ potrebbe rappresentare l'applicazione della i-esima regola MIU. </text:p>
            </text:list-item>
            <text:list-item>
              <text:p text:style-name="P10">L'applicazione di una regola a una stringa potrebbe essere vista come R^i​∣S1​⟩=∣S2​⟩. </text:p>
            </text:list-item>
          </text:list>
          <text:p text:style-name="Text_20_body"><text:span text:style-name="Strong_20_Emphasis">Autostati e Precipitazione:</text:span></text:p>
          <text:p text:style-name="Text_20_body">La tua idea di "autostati" e "precipitazione" è intrigante. In analogia con la meccanica quantistica:</text:p>
          <text:list xml:id="list3793328865387776921" text:style-name="L11">
            <text:list-item>
              <text:p text:style-name="P22">Un "autostato" potrebbe rappresentare una stringa o un insieme di stringhe con proprietà particolari rispetto alle regole MIU (ad esempio, stringhe che rimangono invarianti sotto una certa combinazione di regole, o che entrano in cicli prevedibili). </text:p>
            </text:list-item>
            <text:list-item>
              <text:p text:style-name="P11">La "precipitazione" di un processo tra due stringhe in un certo "autostato" potrebbe significare che, dopo un certo numero di applicazioni di regole, il sistema tende a evolvere verso stringhe con determinate caratteristiche. </text:p>
            </text:list-item>
          </text:list>
          <text:p text:style-name="Text_20_body"><text:span text:style-name="Strong_20_Emphasis">Come Applicare Formalismi Bra-Ket:</text:span></text:p>
          <text:list xml:id="list370704314421863158" text:style-name="L12">
            <text:list-item>
              <text:p text:style-name="P23"><text:span text:style-name="Strong_20_Emphasis">Definire lo spazio degli stati:</text:span> L'insieme di tutte le possibili stringhe MIU (o il sottoinsieme che stiamo esplorando). </text:p>
            </text:list-item>
            <text:list-item>
              <text:p text:style-name="P23"><text:span text:style-name="Strong_20_Emphasis">Definire gli operatori di regola:</text:span> Un operatore per ciascuna delle quattro regole MIU, che agisce sullo stato di una stringa. </text:p>
            </text:list-item>
            <text:list-item>
              <text:p text:style-name="P23"><text:span text:style-name="Strong_20_Emphasis">Analizzare l'evoluzione:</text:span> Studiare come l'applicazione sequenziale di questi operatori trasforma uno stato (stringa) in un altro. </text:p>
            </text:list-item>
            <text:list-item>
              <text:p text:style-name="P12"><text:span text:style-name="Strong_20_Emphasis">Identificare "autostati":</text:span> Cercare stringhe o insiemi di stringhe che sono "stabili" o che mostrano comportamenti prevedibili sotto l'azione degli operatori di regola. </text:p>
            </text:list-item>
          </text:list>
          <text:p text:style-name="Text_20_body"><text:span text:style-name="Strong_20_Emphasis">La Retroazione nel Formalismo:</text:span></text:p>
          <text:p text:style-name="Text_20_body">La retroazione (successo o fallimento della derivazione) potrebbe influenzare la probabilità di applicare una certa sequenza di operatori (regole) in futuro. Potremmo definire una sorta di "funzione di costo" associata al numero di passi o al tempo impiegato, e l'apprendimento potrebbe <text:soft-page-break/>mirare a trovare sequenze di operatori che minimizzano questo costo per raggiungere uno stato target.</text:p>
          <text:p text:style-name="Text_20_body"><text:span text:style-name="Strong_20_Emphasis">Prossimi Passi:</text:span></text:p>
          <text:p text:style-name="Text_20_body">Se questa direzione ti sembra interessante, potremmo iniziare a pensare a come formalizzare gli operatori di regola e come potremmo definire una "misura" o un "prodotto interno" tra due stati (stringhe) che ci indichi quanto sono "vicini" o quanto è probabile che uno possa essere derivato dall'altro.</text:p>
          <text:p text:style-name="Text_20_body">Cosa ne pensi di esplorare questa strada più formale?</text:p>
        </text:section>
        <text:section text:style-name="Sect1" text:name="feedback-form-15">
          <text:p text:style-name="Standard"/>
        </text:section>
      </text:section>
      <text:section text:style-name="Sect1" text:name="25d0d6f1cfdefd9a">
        <text:p text:style-name="Standard"/>
        <text:section text:style-name="Sect1" text:name="user-query-content-16">
          <text:p text:style-name="P16">è un ottima strada. ora sei in grado di mettermi questa discussione, le mie domande i miei dubbi e le tue risposte inun documento? </text:p>
        </text:section>
        <text:section text:style-name="Sect2" text:name="model-response-message-contentr_25d0d6f1cfdefd9a">
          <text:p text:style-name="Text_20_body">Certamente! Posso riassumere la nostra discussione, evidenziando le tue domande, i tuoi dubbi e le mie risposte, in un documento conciso.</text:p>
          <text:p text:style-name="Text_20_body">Ecco un riepilogo dei punti chiave che abbiamo toccato:</text:p>
          <text:p text:style-name="Text_20_body"><text:span text:style-name="Strong_20_Emphasis">Tema Generale:</text:span> Esplorazione dello spazio delle stringhe MIU, analogie geometriche (vettori, topologia) e l'idea di apprendere statisticamente la derivabilità.</text:p>
          <text:p text:style-name="Text_20_body"><text:span text:style-name="Strong_20_Emphasis">I Tuoi Dubbi e Domande:</text:span></text:p>
          <text:list xml:id="list3719012842082480958" text:style-name="L13">
            <text:list-item>
              <text:p text:style-name="P24">L'interpretazione dello spazio creato da <text:span text:style-name="Source_20_Text">MIU_States</text:span> come monodimensionale. </text:p>
            </text:list-item>
            <text:list-item>
              <text:p text:style-name="P24">La sensazione che il movimento tra stringhe tramite regole sia più simile a muoversi su un piano a causa delle diverse "direzioni" delle regole e del tempo impiegato. </text:p>
            </text:list-item>
            <text:list-item>
              <text:p text:style-name="P24">L'idea di definire vettori per capire la derivabilità statisticamente senza applicare le regole. </text:p>
            </text:list-item>
            <text:list-item>
              <text:p text:style-name="P24">Come coniugare una topologia (definita dalle connessioni tramite le regole) a uno spazio vettoriale per stimare la derivabilità basandosi sull'esperienza. </text:p>
            </text:list-item>
            <text:list-item>
              <text:p text:style-name="P13">L'applicazione di formalismi bra-ket per descrivere gli stati delle stringhe e le transizioni tramite le regole, con l'idea di "autostati" e "precipitazione". </text:p>
            </text:list-item>
          </text:list>
          <text:p text:style-name="Text_20_body"><text:span text:style-name="Strong_20_Emphasis">Le Mie Risposte e Idee:</text:span></text:p>
          <text:list xml:id="list4309035194467797016" text:style-name="L14">
            <text:list-item>
              <text:p text:style-name="P25">Conferma dell'interpretazione iniziale di <text:span text:style-name="Source_20_Text">MIU_States</text:span> e l'analogia delle regole come "versori". </text:p>
            </text:list-item>
            <text:list-item>
              <text:p text:style-name="P25">Spiegazione del perché il processo di derivazione sembra multidimensionale (scelta di regole, sequenza). </text:p>
            </text:list-item>
            <text:list-item>
              <text:p text:style-name="P25">Introduzione del concetto di grafo per rappresentare la topologia dello spazio delle stringhe MIU. </text:p>
            </text:list-item>
            <text:list-item>
              <text:p text:style-name="P25">Discussione su come l'esperienza del sistema (transizioni riuscite/fallite) potrebbe essere usata per apprendere statisticamente la probabilità di derivabilità. </text:p>
            </text:list-item>
            <text:list-item>
              <text:p text:style-name="P14">Esplorazione dell'uso di formalismi bra-ket, con l'analogia di stati (stringhe) e operatori (regole), e l'idea di "autostati". </text:p>
            </text:list-item>
          </text:list>
          <text:p text:style-name="Text_20_body"><text:span text:style-name="Strong_20_Emphasis">Prossimi Passi Suggeriti:</text:span></text:p>
          <text:list xml:id="list4759623532274047696" text:style-name="L15">
            <text:list-item>
              <text:p text:style-name="P26">Formalizzare gli operatori di regola nel contesto bra-ket. </text:p>
            </text:list-item>
            <text:list-item>
              <text:p text:style-name="P26">Definire una "misura" o un "prodotto interno" tra stringhe. </text:p>
            </text:list-item>
            <text:list-item>
              <text:p text:style-name="P15">Pensare a come rappresentare l'esperienza del sistema per l'apprendimento statistico. </text:p>
            </text:list-item>
          </text:list>
          <text:p text:style-name="Text_20_body">Questo riassume i punti principali della nostra conversazione. Ti piacerebbe che lo organizzassi in modo diverso o aggiungessi qualche dettaglio in particolare?</text:p>
        </text:section>
        <text:p text:style-name="Standard">Fonti</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cco Marco Russo</meta:initial-creator>
    <meta:creation-date>2025-05-30T08:47:03.10</meta:creation-date>
    <meta:document-statistic meta:table-count="0" meta:image-count="0" meta:object-count="0" meta:page-count="6" meta:paragraph-count="115" meta:word-count="2933" meta:character-count="19225"/>
    <dc:date>2025-05-30T08:47:54.68</dc:date>
    <dc:creator>Rocco Marco Russo</dc:creator>
    <meta:editing-duration>PT52S</meta:editing-duration>
    <meta:editing-cycles>1</meta:editing-cycles>
    <meta:generator>OpenOffice/4.1.10$Win32 OpenOffice.org_project/4110m2$Build-9807</meta:generator>
  </office:meta>
</office:document-meta>
</file>